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42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0000ff" style:text-underline-style="solid" style:text-underline-width="auto" style:text-underline-color="font-colo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Offering name</text:p>
          </table:table-cell>
          <table:table-cell table:style-name="ce1" office:value-type="string" calcext:value-type="string">
            <text:p>Offering price (NZD, per GB, per month)</text:p>
          </table:table-cell>
          <table:table-cell table:style-name="ce1"/>
          <table:table-cell table:number-columns-repeated="2"/>
          <table:table-cell office:value-type="string" calcext:value-type="string">
            <text:p>Dataset stored in NZD.</text:p>
          </table:table-cell>
        </table:table-row>
        <table:table-row table:style-name="ro2">
          <table:table-cell office:value-type="string" calcext:value-type="string">
            <text:p>Catalyst</text:p>
          </table:table-cell>
          <table:table-cell office:value-type="string" calcext:value-type="string">
            <text:p>Object Storage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3"/>
          <table:table-cell office:value-type="string" calcext:value-type="string">
            <text:p>Dataset taken on 18<text:span text:style-name="T1">th</text:span> of October 2017.</text:p>
          </table:table-cell>
        </table:table-row>
        <table:table-row table:style-name="ro1">
          <table:table-cell office:value-type="string" calcext:value-type="string">
            <text:p>Google Cloud</text:p>
          </table:table-cell>
          <table:table-cell office:value-type="string" calcext:value-type="string">
            <text:p>Multi-regional Storage</text:p>
          </table:table-cell>
          <table:table-cell table:style-name="ce2" office:value-type="float" office:value="0.03629626" calcext:value-type="float">
            <text:p>0.03629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S3 Standard Storage</text:p>
          </table:table-cell>
          <table:table-cell table:style-name="ce2" office:value-type="float" office:value="0.03490025" calcext:value-type="float">
            <text:p>0.03490025</text:p>
          </table:table-cell>
          <table:table-cell table:number-columns-repeated="3"/>
          <table:table-cell table:style-name="ce3" table:formula="of:=HYPERLINK(&quot;http://www.xe.com/currencyconverter/convert/?Amount=1&amp;From=USD&amp;To=NZD&quot;;&quot;For those cloud providers not offering pricing/billing in NZD, (Google and AWS) the exchange rate for USD to NZD was taken from xe.com on September 8th 2017, 16:44 UTC+12&quot;)" office:value-type="string" office:string-value="For those cloud providers not offering pricing/billing in NZD, (Google and AWS) the exchange rate for USD to NZD was taken from xe.com on September 8th 2017, 16:44 UTC+12" calcext:value-type="string">
            <text:p>For those cloud providers not offering pricing/billing in NZD, (Google and AWS) the exchange rate for USD to NZD was taken from xe.com on September 8th 2017, 16:44 UTC+12</text:p>
          </table:table-cell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lob, Hot, RA GRS Storage</text:p>
          </table:table-cell>
          <table:table-cell table:style-name="ce2" office:value-type="float" office:value="0.0747" calcext:value-type="float">
            <text:p>0.0747</text:p>
          </table:table-cell>
          <table:table-cell table:number-columns-repeated="3"/>
          <table:table-cell office:value-type="string" calcext:value-type="string">
            <text:p>The results of that query are below, and were used for the conversion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 USD = 1.39601 NZ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 NZD = 0.716325 US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017-10-18 15:38 UTC+12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">
      <number:text>$</number:text>
      <number:number number:decimal-places="2" loext:min-decimal-places="2" number:min-integer-digits="1" number:grouping="true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5:34:18.732809615</meta:creation-date>
    <dc:date>2017-10-18T15:53:06.568772094</dc:date>
    <meta:editing-duration>PT8M37S</meta:editing-duration>
    <meta:editing-cycles>2</meta:editing-cycles>
    <meta:generator>LibreOffice/5.1.6.2$Linux_X86_64 LibreOffice_project/10m0$Build-2</meta:generator>
    <meta:document-statistic meta:table-count="1" meta:cell-count="22" meta:object-count="0"/>
  </office:meta>
</office:document-meta>
</file>